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c0f47" officeooo:paragraph-rsid="0039e27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45d01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49f6d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5d014" officeooo:paragraph-rsid="0045d01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b6875" officeooo:paragraph-rsid="004b687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5d01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26edbf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5d014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39e27d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45d014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49f6d1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46b53b"/>
    </style:style>
    <style:style style:name="P16" style:family="paragraph" style:parent-style-name="Standard">
      <style:paragraph-properties fo:text-align="start" style:justify-single-word="false"/>
      <style:text-properties officeooo:paragraph-rsid="004d0377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45d014" officeooo:paragraph-rsid="0045d014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45d014" officeooo:paragraph-rsid="0046b53b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b53b" officeooo:paragraph-rsid="0046b53b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39e27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b6875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e27d" officeooo:paragraph-rsid="0046b53b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rsid="004b6875" officeooo:paragraph-rsid="004b6875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officeooo:paragraph-rsid="0046b53b"/>
    </style:style>
    <style:style style:name="P25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6875" officeooo:paragraph-rsid="004b6875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9e27d" officeooo:paragraph-rsid="0046b53b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05128" officeooo:paragraph-rsid="0046b53b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d0377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d0377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4c7a7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4c7a7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45d014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46b53b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411013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31195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3aadc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44c7a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5d014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6b53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7aa3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9f6d1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b6875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25" style:family="text">
      <style:text-properties officeooo:rsid="0045d014"/>
    </style:style>
    <style:style style:name="T26" style:family="text">
      <style:text-properties officeooo:rsid="0046f06b"/>
    </style:style>
    <style:style style:name="T27" style:family="text">
      <style:text-properties officeooo:rsid="00484bdc"/>
    </style:style>
    <style:style style:name="T28" style:family="text">
      <style:text-properties officeooo:rsid="0049f6d1"/>
    </style:style>
    <style:style style:name="T29" style:family="text">
      <style:text-properties officeooo:rsid="004b6875"/>
    </style:style>
    <style:style style:name="T30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30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E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16"><text:span text:style-name="T14">5</text:span><text:span text:style-name="T15">0</text:span><text:span text:style-name="T14">1</text:span><text:span text:style-name="T21">a</text:span><text:span text:style-name="T10"> - </text:span><text:span text:style-name="T11">A/G </text:span><text:span text:style-name="T12">- </text:span><text:span text:style-name="T17">RIO </text:span><text:span text:style-name="T16">- </text:span><text:span text:style-name="T13">Unguided Bombs, Rockets</text:span></text:p>
      <text:p text:style-name="P2"/>
      <text:p text:style-name="P5">Stations</text:p>
      <text:list text:style-name="L1">
        <text:list-item>
          <text:p text:style-name="P11"><text:span text:style-name="T8">1A -- </text:span><text:span text:style-name="T9">left </text:span><text:span text:style-name="T8">wing glove upper rail</text:span><text:span text:style-name="T9"> (</text:span><text:span text:style-name="T8">AIM-9 only</text:span><text:span text:style-name="T9">)</text:span></text:p>
        </text:list-item>
        <text:list-item>
          <text:p text:style-name="P17"><text:span text:style-name="T5">1B -- </text:span><text:span text:style-name="T9">left </text:span><text:span text:style-name="T5">wing glove lower rail</text:span></text:p>
        </text:list-item>
        <text:list-item>
          <text:p text:style-name="P17"><text:span text:style-name="T5">2 -- under left engine nacelle</text:span><text:span text:style-name="T9"> (fuel tank only)</text:span></text:p>
        </text:list-item>
        <text:list-item>
          <text:p text:style-name="P17"><text:span text:style-name="T5">3 -- </text:span><text:span text:style-name="T9">left </text:span><text:span text:style-name="T5">front tunnel</text:span></text:p>
        </text:list-item>
        <text:list-item>
          <text:p text:style-name="P18"><text:span text:style-name="T5">4 -- </text:span><text:span text:style-name="T9">left </text:span><text:span text:style-name="T5">rear tunnel</text:span><text:span text:style-name="T9">, or center </text:span><text:span text:style-name="T5">rear tunnel</text:span><text:span text:style-name="T9"> (Sparrow)</text:span></text:p>
        </text:list-item>
        <text:list-item>
          <text:p text:style-name="P17"><text:span text:style-name="T5">5 -- </text:span><text:span text:style-name="T9">right rear tunnel, or center m</text:span><text:span text:style-name="T5">iddle tunnel</text:span><text:span text:style-name="T9"> (Sparrow)</text:span></text:p>
        </text:list-item>
        <text:list-item>
          <text:p text:style-name="P19">6 -- right front tunnel</text:p>
        </text:list-item>
        <text:list-item>
          <text:p text:style-name="P19">7 -- under right engine nacelle (fuel tank only)</text:p>
        </text:list-item>
        <text:list-item>
          <text:p text:style-name="P19">8B -- right wing glove lower rail (LANTIRN pod goes here if fitted)</text:p>
        </text:list-item>
        <text:list-item>
          <text:p text:style-name="P19">8A -- right wing glove upper rail (AIM-9 only)</text:p>
        </text:list-item>
      </text:list>
      <text:p text:style-name="P2"/>
      <text:p text:style-name="P10"><text:span text:style-name="T23">B</text:span><text:span text:style-name="T24">omb</text:span><text:span text:style-name="T23">ing -- All modes, weapon setup</text:span></text:p>
      <text:list text:style-name="L2">
        <text:list-item>
          <text:p text:style-name="P20">WPN TYPE selector ... As needed (front right console, top)</text:p>
        </text:list-item>
        <text:list-item>
          <text:p text:style-name="P20">ATTK MODE dial ... <text:span text:style-name="T29">As needed (see different bombing modes below)</text:span></text:p>
        </text:list-item>
        <text:list-item>
          <text:p text:style-name="P20">DLVY MODE switch ... As desired (STP for one pulse per pickle, RPL for more than one pulse while pickle is held, SGL for single bombs, PRS for pairs)</text:p>
        </text:list-item>
        <text:list-item>
          <text:p text:style-name="P20">MECH FUZE switch ... NOSE or NOSE/TAIL</text:p>
        </text:list-item>
        <text:list-item>
          <text:p text:style-name="P12"><text:span text:style-name="T6">ELEC FUZE knob ... As desired (</text:span><text:span text:style-name="T7">usually </text:span><text:span text:style-name="T6">INST)</text:span></text:p>
        </text:list-item>
        <text:list-item>
          <text:p text:style-name="P20">DLVY OPTNS ... As desired: INTERVAL in msec<text:span text:style-name="T27"> x 10 (implied trailing zero shown after the dial)</text:span>, and QTY</text:p>
        </text:list-item>
        <text:list-item>
          <text:p text:style-name="P20">STA SEL switches ... As needed</text:p>
        </text:list-item>
      </text:list>
      <text:p text:style-name="P8"/>
      <text:p text:style-name="P7">CCIP bombing</text:p>
      <text:list text:style-name="L3">
        <text:list-item>
          <text:p text:style-name="P21">ATTK MODE dial ... <text:span text:style-name="T4">CMPTR / PLT</text:span></text:p>
        </text:list-item>
      </text:list>
      <text:p text:style-name="P8"/>
      <text:p text:style-name="P3">CC<text:span text:style-name="T25">R</text:span>P bombing<text:span text:style-name="T28"> with visual designation by pilot</text:span></text:p>
      <text:list text:style-name="L4">
        <text:list-item>
          <text:p text:style-name="P13"><text:span text:style-name="T6">ATTK MODE dial ... </text:span><text:span text:style-name="T18">CMPTR / </text:span><text:span text:style-name="T19">TGT</text:span></text:p>
        </text:list-item>
      </text:list>
      <text:p text:style-name="P9"/>
      <text:p text:style-name="P4">CC<text:span text:style-name="T25">R</text:span>P bombing<text:span text:style-name="T28"> with pre-planned waypoint designation</text:span><text:span text:style-name="T29"> -- WIP</text:span></text:p>
      <text:list text:style-name="L5">
        <text:list-item>
          <text:p text:style-name="P14"><text:span text:style-name="T6">ATTK MODE dial ... </text:span><text:span text:style-name="T18">CMPTR / </text:span><text:span text:style-name="T22">IP</text:span></text:p>
        </text:list-item>
        <text:list-item>
          <text:p text:style-name="P23"><text:span text:style-name="T1">Set up attack waypoint and offset:</text:span></text:p>
          <text:list>
            <text:list-item>
              <text:p text:style-name="P25">CAP selector ... TAC DATA</text:p>
            </text:list-item>
            <text:list-item>
              <text:p text:style-name="P23"><text:span text:style-name="T1">CAP OSB ... IP</text:span></text:p>
            </text:list-item>
          </text:list>
        </text:list-item>
      </text:list>
      <text:p text:style-name="P1"/>
      <text:p text:style-name="P6">Rockets<text:span text:style-name="T26"> -- WIP</text:span></text:p>
      <text:list text:style-name="L6">
        <text:list-item>
          <text:p text:style-name="P22">WPN TYPE selector ... As needed (front right console, top)</text:p>
        </text:list-item>
        <text:list-item>
          <text:p text:style-name="P15"><text:span text:style-name="T6">ATTK MODE dial ... </text:span><text:span text:style-name="T18">CMPTR / </text:span><text:span text:style-name="T20">PLT</text:span><text:span text:style-name="T9"> for CCIP mode</text:span></text:p>
        </text:list-item>
        <text:list-item>
          <text:p text:style-name="P22">DLVY MODE switch ... As desired (STP for one pulse per pickle, RPL for more than one pulse while pickle is held, SGL for single bombs, PRS for pairs)</text:p>
        </text:list-item>
        <text:list-item>
          <text:p text:style-name="P26">MECH FUZE switch ... NOSE or NOSE/TAIL</text:p>
        </text:list-item>
        <text:list-item>
          <text:p text:style-name="P24"><text:span text:style-name="T2">ELEC FUZE knob ... As desired (</text:span><text:span text:style-name="T3">usually </text:span><text:span text:style-name="T2">INST)</text:span></text:p>
        </text:list-item>
        <text:list-item>
          <text:p text:style-name="P26">DLVY OPTNS ... As desired: INTERVAL in msec, and QTY</text:p>
        </text:list-item>
        <text:list-item>
          <text:p text:style-name="P27">STA SEL switches ... As need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9:05.513000000</dc:date>
    <meta:editing-duration>PT11H15S</meta:editing-duration>
    <meta:editing-cycles>5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3" meta:word-count="376" meta:character-count="1831" meta:non-whitespace-character-count="1528"/>
  </office:meta>
</office:document-meta>
</file>